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5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start-width="0.1cm" draw:marker-end="Arrow" draw:marker-end-width="0.1cm" draw:fill="none" draw:textarea-vertical-align="middle"/>
    </style:style>
    <style:style style:name="gr9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10" style:family="graphic" style:parent-style-name="objectwithoutfill">
      <style:graphic-properties draw:marker-start="Arrow" draw:marker-start-width="0.1cm" draw:marker-end="" draw:marker-end-width="0.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3pt" style:font-size-asian="3pt" style:font-size-complex="3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8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9cm" svg:y="5.5cm">
          <text:p text:style-name="P2"><text:span text:style-name="T1">openSAFETY -</text:span></text:p>
          <text:p text:style-name="P2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9cm" svg:y="7.5cm">
          <text:p text:style-name="P1"><text:span text:style-name="T1">SHN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5cm" svg:x="9cm" svg:y="8.5cm">
          <text:p text:style-name="P1"><text:span text:style-name="T1">hnfps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cm" svg:x="9cm" svg:y="9cm">
          <text:p text:style-name="P1"><text:span text:style-name="T1">libps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cm" svg:x="9cm" svg:y="4cm">
          <text:p text:style-name="P1"><text:span text:style-name="T1">SAP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1cm" svg:x="9cm" svg:y="3.05cm">
          <text:p text:style-name="P1"><text:span text:style-name="T1">User appl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cm" svg:y1="7.5cm" svg:x2="10cm" svg:y2="7cm" svg:d="M10000 7500v-500" svg:viewBox="0 0 1 501">
          <text:p text:style-name="P1"><text:span text:style-name="T2"/></text:p>
        </draw:connector>
        <draw:connector draw:style-name="gr9" draw:text-style-name="P1" draw:layer="layout" draw:type="line" svg:x1="10.95cm" svg:y1="5.5cm" svg:x2="10.95cm" svg:y2="5cm" svg:d="M10950 5500v-500" svg:viewBox="0 0 1 501">
          <text:p/>
        </draw:connector>
        <draw:connector draw:style-name="gr10" draw:text-style-name="P1" draw:layer="layout" draw:type="line" svg:x1="12cm" svg:y1="7.5cm" svg:x2="12cm" svg:y2="7cm" svg:d="M12000 7500v-500" svg:viewBox="0 0 1 501">
          <text:p/>
        </draw:connector>
        <draw:frame draw:style-name="gr11" draw:layer="layout" svg:width="1.543cm" svg:height="0.37cm" svg:x="8.657cm" svg:y="7.08cm">
          <draw:text-box>
            <text:p text:style-name="P1"><text:span text:style-name="T2">Receive SPDO,SSDO</text:span></text:p>
          </draw:text-box>
        </draw:frame>
        <draw:frame draw:style-name="gr11" draw:layer="layout" svg:width="1.573cm" svg:height="0.37cm" svg:x="11.8cm" svg:y="7.05cm">
          <draw:text-box>
            <text:p text:style-name="P1"><text:span text:style-name="T2">Transmit SPDO,SSDO</text:span></text:p>
          </draw:text-box>
        </draw:frame>
        <draw:frame draw:style-name="gr11" draw:text-style-name="P4" draw:layer="layout" svg:width="2.153cm" svg:height="0.569cm" svg:x="11.95cm" svg:y="2.481cm">
          <draw:text-box>
            <text:p><text:span text:style-name="T3">SN Firm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09:24:33.187000000</meta:creation-date>
    <dc:date>2015-01-19T09:34:32.090000000</dc:date>
    <meta:editing-duration>P0D</meta:editing-duration>
    <meta:editing-cycles>1</meta:editing-cycles>
    <meta:document-statistic meta:object-count="13"/>
    <meta:generator>LibreOffice/4.2.8.2$Windows_x86 LibreOffice_project/48d50dbfc06349262c9d50868e5c1f630a573ebd</meta:generator>
  </office:meta>
</office:document-meta>
</file>